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db4a2" officeooo:paragraph-rsid="001db4a2"/>
    </style:style>
    <style:style style:name="P2" style:family="paragraph" style:parent-style-name="Standard">
      <style:text-properties officeooo:rsid="001f0174" officeooo:paragraph-rsid="00207204"/>
    </style:style>
    <style:style style:name="P3" style:family="paragraph" style:parent-style-name="Standard">
      <style:text-properties officeooo:rsid="002280b1" officeooo:paragraph-rsid="002280b1"/>
    </style:style>
    <style:style style:name="P4" style:family="paragraph" style:parent-style-name="Standard">
      <style:text-properties officeooo:rsid="0023bcf8" officeooo:paragraph-rsid="0023bcf8"/>
    </style:style>
    <style:style style:name="T1" style:family="text">
      <style:text-properties officeooo:rsid="001f0174"/>
    </style:style>
    <style:style style:name="T2" style:family="text">
      <style:text-properties officeooo:rsid="00207204"/>
    </style:style>
    <style:style style:name="T3" style:family="text">
      <style:text-properties officeooo:rsid="00214d6c"/>
    </style:style>
    <style:style style:name="T4" style:family="text">
      <style:text-properties officeooo:rsid="002280b1"/>
    </style:style>
    <style:style style:name="T5" style:family="text">
      <style:text-properties officeooo:rsid="0023bcf8"/>
    </style:style>
    <style:style style:name="T6" style:family="text">
      <style:text-properties officeooo:rsid="0024d878"/>
    </style:style>
    <style:style style:name="T7" style:family="text">
      <style:text-properties officeooo:rsid="002674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d Lunter</text:p>
      <text:p text:style-name="P1"/>
      <text:p text:style-name="P1">1 &amp; 2. These problems were pretty straight forward inserts. <text:s/>I chose a subquery for getting the only id for the particular applications to deal with auto incrementing and making it easy to stack multiple inserts. <text:s/>I split the productivity and games inserts for the two parts.</text:p>
      <text:p text:style-name="P1"/>
      <text:p text:style-name="P1">3. I used regular inserts again for the Developer, but for the Role, I uses a INSERT INTO … SELECT to take care of inserting into all the applications for the categories.</text:p>
      <text:p text:style-name="P1"/>
      <text:p text:style-name="P1">4. I again used a INSERT INTO … SELECT to get the application and developer information.</text:p>
      <text:p text:style-name="P1"/>
      <text:p text:style-name="P1">5. Since I just needed to update the role from PROJECT MANAGER to PRODUCT MANAGER, I did a simple updated with a join on the particular Developer.</text:p>
      <text:p text:style-name="P1"/>
      <text:p text:style-name="P1">6. <text:s/>Rather than try to update or insert into the roles for the Director role of Gregory Peck, I just deleted all his old roles and inserted all Director roles for all web applications. <text:s/>The INSERT INTO … SELECT took care of getting all WebApplications.</text:p>
      <text:p text:style-name="P1"/>
      <text:p text:style-name="P1">7. Revoking Edward Norton's Update privileges on Scripts on Outlook was just a delete based upon a couple joins on Developer and and Application stemming from the Privilege table.</text:p>
      <text:p text:style-name="P1"/>
      <text:p text:style-name="P1">8. Since I needed to remove the PowerPoint application and all things related to it with foreign keys, I did a LEFT JOIN on all things that could be related and performed a DELETE for that particular application. <text:s/>Because of the way MySQL performs the JOIN, I needed application to be joined early on and that would cause a foreign key constraint to fail. <text:s/>I therefore did the Application delete immediately following the deletion of all other Assets, Roles, Privileges, Sales, and WebApplications.</text:p>
      <text:p text:style-name="P1"/>
      <text:p text:style-name="P1">9. <text:span text:style-name="T1">First, I determined that I needed to create a view that would look at the Sales for WebApplications where the Developer that did the sell was a Product Manager. <text:s/>I took the Application Id, the Developer Id, the month of the sell and the quantity sold. <text:s/>I needed to only get the web application for the current sale, the role developer for the sale developer, the role application for the sale application and the role PRODUCT MANAGER.</text:span></text:p>
      <text:p text:style-name="P1"/>
      <text:p text:style-name="P2">I then performed a join between the sells for this month and the sells for last month <text:span text:style-name="T3">of the same year</text:span> for the same web applications and the same developer and found the ratio between this month to last months<text:span text:style-name="T2"> </text:span>sell<text:span text:style-name="T4">s</text:span>. <text:s/><text:span text:style-name="T4">I only select the rows that have a ratio equal to or less than 0.9 since that means a 10 percent loss from the previous month.</text:span></text:p>
      <text:p text:style-name="P2"/>
      <text:p text:style-name="P3">I then list the product managers name, the view assets names' and the ratio of sales from this month to the <text:span text:style-name="T5">last month.</text:span></text:p>
      <text:p text:style-name="P3"/>
      <text:p text:style-name="P4">10. I select all the assets and join the applications, to get all the roles for applications, and then join developer to target only developer Alice Wonderland. <text:s/>I also select only the asset type “controller”. <text:s/>I did not select where Alice Wonderland was a “developer” type developer, and chose the general form of the table.</text:p>
      <text:p text:style-name="P4"/>
      <text:p text:style-name="P4"><text:soft-page-break/>11. To get the highest grossing application, I created a view of all applications, and joined the various forms of applications to get their price. <text:s/>Since a left join of an application that doesn't exist for that type is all NULLs, I could use an IFNULL(...) function to get the price and then got the sames for that application and used the price times all the quantities. <text:s/>I could SUM these for a total gross sale by grouping them by category.</text:p>
      <text:p text:style-name="P4"/>
      <text:p text:style-name="P4">In a second select, I got the category and price, ordering by the price descending and limiting to 1.</text:p>
      <text:p text:style-name="P4"/>
      <text:p text:style-name="P4">12. <text:s/>Again, I created a view, this time getting all the developers, their corresponding sales for mobile applications. <text:s/>I selected the sales for only this month and this year, group the data by the developer and sum the quantity of sales.</text:p>
      <text:p text:style-name="P4"/>
      <text:p text:style-name="P4">In a second select, I order the mobile application sells by the quantity and limit it to only one (gets the highest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22:27:05.614789296</meta:creation-date>
    <dc:date>2014-02-26T10:31:11.115200457</dc:date>
    <meta:editing-duration>PT11H29M22S</meta:editing-duration>
    <meta:editing-cycles>7</meta:editing-cycles>
    <meta:generator>LibreOffice/4.1.5.3$Linux_X86_64 LibreOffice_project/410m0$Build-3</meta:generator>
    <meta:document-statistic meta:table-count="0" meta:image-count="0" meta:object-count="0" meta:page-count="2" meta:paragraph-count="16" meta:word-count="667" meta:character-count="3745" meta:non-whitespace-character-count="3079"/>
  </office:meta>
</office:document-meta>
</file>